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officeooo:rsid="001b079d" officeooo:paragraph-rsid="001b079d"/>
    </style:style>
    <style:style style:name="P2" style:family="paragraph" style:parent-style-name="Standard">
      <loext:graphic-properties draw:fill-gradient-name="gradient" draw:fill-hatch-name="hatch"/>
      <style:paragraph-properties fo:margin-left="0in" fo:margin-right="0in" fo:line-height="200%" fo:text-align="start" style:justify-single-word="false" fo:text-indent="0.4984in" style:auto-text-indent="true"/>
      <style:text-properties officeooo:rsid="001b079d" officeooo:paragraph-rsid="001b079d"/>
    </style:style>
    <style:style style:name="P3" style:family="paragraph" style:parent-style-name="Standard">
      <loext:graphic-properties draw:fill-gradient-name="gradient" draw:fill-hatch-name="hatch"/>
      <style:paragraph-properties fo:margin-left="0in" fo:margin-right="0in" fo:line-height="200%" fo:text-align="center" style:justify-single-word="false" fo:text-indent="0.4984in" style:auto-text-indent="true"/>
      <style:text-properties fo:font-weight="bold" officeooo:rsid="001b079d" officeooo:paragraph-rsid="001b079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Heart - 1 Samuel 16:7</text:p>
      <text:p text:style-name="P3">But the Lord said to Samuel, “Do not consider his appearance or his height, for I have rejected him. The Lord does not look at the things people look at. People look at the outward appearance, but the Lord looks at the heart.”</text:p>
      <text:p text:style-name="P2">Certain people have a certain charisma about them. Whether it is the way the look, dress, speak, act, or all the above. People like this tend to draw people to them, they are what the world calls natural born leaders. They are leaders of men, who stand out among their peers. Humans will inevitably follow this type of person whether it is good or bad. Think of Hitler, Mussolini, Genghis Khan, or people like George Washington, Andrew Jackson, or Donald Trump. People like these are either loved or hated, but on thing they have in common they are leaders.</text:p>
      <text:p text:style-name="P2">God, however, sees men differently. God does not look on outside appearance. They outside of a person can be suspect and sometimes hides true intentions. God looks at the heart, and because He does this He can see the true leaders of men in this world. He looks deep inside all of us and that is why He called us out of darkness into His Holy light.</text:p>
      <text:p text:style-name="P2">David was such a man. He was not big and strong. He was not exactly handsome, or well dressed. He was simply a shepherd guarding sheep. David would not have picked himself but God picked Him. Out of all the people to choose from to lead His people, God choose David. Most of us know the rest of Davids story, from Goliath, to leading Israel. We see his failures with Bathsheba and Urriah, but God still says in 1 Samuel 13:14 “sought a man after His own heart”. David was a natural leader just did not look like one.</text:p>
      <text:p text:style-name="P2">Remember we cannot see as God sees, and we do not look the way God looks at each person. God sees through each and every person on earth. God can see our shortcomings and our triumphs. He knows our hearts, and because of that He called those of us who are Christians out of the Hell and into eternity with Him in Heaven.<text:tab/><text:tab/><text:tab/>Thank You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lear Sans" svg:font-family="'Clear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Clear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1T19:49:02.316901827</meta:creation-date>
    <dc:title>default</dc:title>
    <meta:editing-duration>PT18M52S</meta:editing-duration>
    <meta:editing-cycles>2</meta:editing-cycles>
    <meta:generator>LibreOffice/7.4.3.2$Linux_X86_64 LibreOffice_project/40$Build-2</meta:generator>
    <dc:date>2023-01-21T20:07:53.614760499</dc:date>
    <meta:document-statistic meta:table-count="0" meta:image-count="0" meta:object-count="0" meta:page-count="1" meta:paragraph-count="6" meta:word-count="379" meta:character-count="2006" meta:non-whitespace-character-count="1630"/>
    <meta:template xlink:type="simple" xlink:actuate="onRequest" xlink:title="default" xlink:href="../../../../../../../home/pastorczo13/.config/libreoffice/4/user/template/default.ott" meta:date="2023-01-21T19:49:01.439417254"/>
  </office:meta>
</office:document-meta>
</file>